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office:version="1.2">
  <office:automatic-styles/>
  <office:body>
    <office:text>
      <text:h text:outline-level="1" text:style-name="CenterHeading_20_1">PURCHASE ORDER</text:h>
      <text:h text:outline-level="1" text:style-name="CenterHeading_20_2">DATE<text:tab/>2018-10-13<text:line-break/> PO#<text:tab/>H89Z1<text:line-break/><text:line-break/></text:h>
      <text:h text:outline-level="1" text:style-name="LeftHeading_20_3">Shipping</text:h>
      <text:p text:style-name="left">Jakis Ktos</text:p>
      <text:p text:style-name="left">Nieznana 12</text:p>
      <text:p text:style-name="left">Duze Miasto</text:p>
      <text:p text:style-name="left">11111</text:p>
      <text:p text:style-name="left">Polska</text:p>
      <text:p text:style-name="left"><text:line-break/></text:p>
      <text:h text:outline-level="1" text:style-name="LeftHeading_20_3">Billing</text:h>
      <text:p text:style-name="left">Jakis Ktos Inny</text:p>
      <text:p text:style-name="left">Inna 12</text:p>
      <text:p text:style-name="left">Duze Miasto Ale Inne</text:p>
      <text:p text:style-name="left">11133</text:p>
      <text:p text:style-name="left">Polska</text:p>
      <text:p text:style-name="left"><text:line-break/><text:line-break/></text:p>
      <table:table table:name="Items">
        <table:table-row>
          <table:table-cell office:value-type="string" table:style-name="LeftHeading_20_3">
            <text:p>Product ID</text:p>
          </table:table-cell>
          <table:table-cell office:value-type="string" table:style-name="LeftHeading_20_3">
            <text:p>Product Name</text:p>
          </table:table-cell>
          <table:table-cell office:value-type="string" table:style-name="LeftHeading_20_3">
            <text:p>Quantity</text:p>
          </table:table-cell>
          <table:table-cell office:value-type="string" table:style-name="LeftHeading_20_3">
            <text:p>Price</text:p>
          </table:table-cell>
        </table:table-row>
        <table:table-row>
          <table:table-cell office:value-type="string">
            <text:p>51512</text:p>
          </table:table-cell>
          <table:table-cell office:value-type="string">
            <text:p>Harry Potter</text:p>
          </table:table-cell>
          <table:table-cell office:value-type="string">
            <text:p>1</text:p>
          </table:table-cell>
          <table:table-cell office:value-type="string">
            <text:p>30</text:p>
          </table:table-cell>
        </table:table-row>
        <table:table-row>
          <table:table-cell office:value-type="string">
            <text:p>32312</text:p>
          </table:table-cell>
          <table:table-cell office:value-type="string">
            <text:p>Harry Potter 2</text:p>
          </table:table-cell>
          <table:table-cell office:value-type="string">
            <text:p>4</text:p>
          </table:table-cell>
          <table:table-cell office:value-type="string">
            <text:p>31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office:version="1.2">
  <office:styles>
    <style:style style:name="CenterHeading_20_1" style:family="paragraph" style:display-name="CenterHeading 1">
      <style:paragraph-properties fo:text-align="right"/>
      <style:text-properties fo:font-size="18pt" fo:font-weight="bold"/>
    </style:style>
    <style:style style:name="CenterHeading_20_2" style:family="paragraph" style:display-name="CenterHeading 2">
      <style:paragraph-properties fo:text-align="right"/>
      <style:text-properties fo:font-size="15pt" fo:font-weight="bold"/>
    </style:style>
    <style:style style:name="LeftHeading_20_3" style:family="paragraph" style:display-name="LeftHeading 3">
      <style:paragraph-properties fo:text-align="left"/>
      <style:text-properties fo:font-size="12pt" fo:font-weight="bold"/>
    </style:style>
    <style:style style:name="Bold" style:family="text" style:display-name="Bold">
      <style:text-properties fo:font-weight="bold"/>
    </style:style>
    <style:style style:name="justified" style:family="paragraph" style:display-name="justified">
      <style:paragraph-properties fo:text-align="left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3.6</meta:generator>
  </office:meta>
</office:document-meta>
</file>